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ebf" officeooo:paragraph-rsid="0008bebf"/>
    </style:style>
    <style:style style:name="P2" style:family="paragraph" style:parent-style-name="Standard">
      <style:text-properties officeooo:rsid="00095882" officeooo:paragraph-rsid="000958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3</text:p>
      <text:p text:style-name="P2">1. O(logn) time complexity will come from solutions that do not have loops in them and does not copy arrays and make extra sp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56:35.508494556</meta:creation-date>
    <dc:date>2018-11-02T18:19:22.653102362</dc:date>
    <meta:editing-duration>PT22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6" meta:character-count="138" meta:non-whitespace-character-count="114"/>
  </office:meta>
</office:document-meta>
</file>